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-actions-noncampus-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-actions-noncampus-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1">
            <text:p>7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12">
            <text:p>4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49">
            <text:p>77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8">
            <text:p>6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46">
            <text:p>282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52">
            <text:p>42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09">
            <text:p>20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41">
            <text:p>37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27">
            <text:p>43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846">
            <text:p>68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802">
            <text:p>2080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92">
            <text:p>3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19">
            <text:p>9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5213">
            <text:p>435213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verside School of Health Career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475">
            <text:p>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51">
            <text:p>28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894">
            <text:p>48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852">
            <text:p>8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703">
            <text:p>170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89">
            <text:p>78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92">
            <text:p>47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44">
            <text:p>44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6631">
            <text:p>266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6631">
            <text:p>266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124">
            <text:p>11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33">
            <text:p>13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33">
            <text:p>493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24">
            <text:p>81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37">
            <text:p>21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1">
            <text:p>5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948">
            <text:p>29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-actions-noncampus-" style:display-name="PageStyle_disciplinary-actions-noncampus-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